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1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14cm"/>
    </style:style>
    <style:style style:name="co14" style:family="table-column">
      <style:table-column-properties fo:break-before="auto" style:column-width="3.131cm"/>
    </style:style>
    <style:style style:name="co15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808cm"/>
    </style:style>
    <style:style style:name="co18" style:family="table-column">
      <style:table-column-properties fo:break-before="auto" style:column-width="4.33cm"/>
    </style:style>
    <style:style style:name="co19" style:family="table-column">
      <style:table-column-properties fo:break-before="auto" style:column-width="3.888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f7d1d5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42" style:family="table-cell" style:parent-style-name="Default" style:data-style-name="N36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56" style:family="table-cell" style:parent-style-name="Default" style:data-style-name="N36"/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fff200"/>
    </style:style>
    <style:style style:name="ce40" style:family="table-cell" style:parent-style-name="Default"/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0"/>
    <style:style style:name="ce100" style:family="table-cell" style:parent-style-name="Default" style:data-style-name="N36"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f200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4">
      <style:text-properties fo:font-weight="bold" style:font-weight-asian="bold" style:font-weight-complex="bold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 style:data-style-name="N124"/>
    <style:style style:name="ce106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4">
        <table:table-column table:style-name="co1" table:default-cell-style-name="ce53"/>
        <table:table-column table:style-name="co14" table:default-cell-style-name="ce63"/>
        <table:table-column table:style-name="co3" table:default-cell-style-name="ce69"/>
        <table:table-column table:style-name="co15" table:default-cell-style-name="ce69"/>
        <table:table-column table:style-name="co17" table:default-cell-style-name="ce71"/>
        <table:table-column table:style-name="co6" table:default-cell-style-name="ce69"/>
        <table:table-column table:style-name="co7" table:default-cell-style-name="ce71"/>
        <table:table-row table:style-name="ro1">
          <table:table-cell table:style-name="ce43"/>
          <table:table-cell table:style-name="ce57" office:value-type="string" calcext:value-type="string">
            <text:p>Doğuş kira </text:p>
          </table:table-cell>
          <table:table-cell table:style-name="ce50" office:value-type="float" office:value="2021" calcext:value-type="float">
            <text:p>2021</text:p>
          </table:table-cell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3"/>
          <table:table-cell table:style-name="ce59"/>
          <table:table-cell table:number-columns-repeated="2"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9"/>
          <table:table-cell table:style-name="ce61" office:value-type="string" calcext:value-type="string">
            <text:p>Adem Duman</text:p>
          </table:table-cell>
          <table:table-cell table:style-name="ce7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7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2"/>
          <table:table-cell table:style-name="ce7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7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2-28" calcext:value-type="date">
            <text:p>28.02.2021</text:p>
          </table:table-cell>
          <table:table-cell table:style-name="ce61" office:value-type="string" calcext:value-type="string">
            <text:p>28-02-2021 * 27-02-22</text:p>
          </table:table-cell>
          <table:table-cell table:style-name="ce7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7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Senet 14000 x</text:p>
          </table:table-cell>
          <table:table-cell office:value-type="float" office:value="14000" calcext:value-type="float">
            <text:p>14.000,00</text:p>
          </table:table-cell>
          <table:table-cell office:value-type="float" office:value="9000" calcext:value-type="float">
            <text:p>9.000,00</text:p>
          </table:table-cell>
          <table:table-cell table:formula="of:=[.C12]-[.D12]+[.E11]" office:value-type="float" office:value="5000" calcext:value-type="float">
            <text:p>5.000,00</text:p>
          </table:table-cell>
          <table:table-cell/>
          <table:table-cell table:formula="of:=[.D12]-[.F12]" office:value-type="float" office:value="9000" calcext:value-type="float">
            <text:p>9.000,00</text:p>
          </table:table-cell>
        </table:table-row>
        <table:table-row table:style-name="ro1">
          <table:table-cell office:value-type="date" office:date-value="2021-09-07" calcext:value-type="date">
            <text:p>07.09.2021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0" calcext:value-type="float">
            <text:p>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number-columns-repeated="4"/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" calcext:value-type="float">
            <text:p>2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16]-[.D16]+[.E15]" office:value-type="float" office:value="0" calcext:value-type="float">
            <text:p>0,00</text:p>
          </table:table-cell>
          <table:table-cell/>
          <table:table-cell table:formula="of:=[.D16]-[.F16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table:style-name="ce59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7]-[.D17]+[.E16]" office:value-type="float" office:value="0" calcext:value-type="float">
            <text:p>0,00</text:p>
          </table:table-cell>
          <table:table-cell/>
          <table:table-cell table:formula="of:=[.D17]-[.F1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table:style-name="ce59"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8]-[.D18]+[.E17]" office:value-type="float" office:value="0" calcext:value-type="float">
            <text:p>0,00</text:p>
          </table:table-cell>
          <table:table-cell/>
          <table:table-cell table:formula="of:=[.D18]-[.F1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9]-[.D19]+[.E18]" office:value-type="float" office:value="0" calcext:value-type="float">
            <text:p>0,00</text:p>
          </table:table-cell>
          <table:table-cell/>
          <table:table-cell table:formula="of:=[.D19]-[.F1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20]-[.D20]+[.E19]" office:value-type="float" office:value="0" calcext:value-type="float">
            <text:p>0,00</text:p>
          </table:table-cell>
          <table:table-cell/>
          <table:table-cell table:formula="of:=[.D20]-[.F2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59" office:value-type="string" calcext:value-type="string">
            <text:p>Senet 2000</text:p>
          </table:table-cell>
          <table:table-cell table:number-columns-repeated="2"/>
          <table:table-cell table:formula="of:=[.C21]-[.D21]+[.E20]" office:value-type="float" office:value="0" calcext:value-type="float">
            <text:p>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43"/>
          <table:table-cell table:style-name="ce59"/>
          <table:table-cell table:number-columns-repeated="5"/>
        </table:table-row>
        <table:table-row table:style-name="ro1">
          <table:table-cell table:style-name="ce43"/>
          <table:table-cell table:style-name="ce57" office:value-type="string" calcext:value-type="string">
            <text:p>Toplamlar</text:p>
          </table:table-cell>
          <table:table-cell table:style-name="ce80" table:formula="of:=SUM([.C4:.C22])" office:value-type="float" office:value="36000" calcext:value-type="float">
            <text:p>36.000,00</text:p>
          </table:table-cell>
          <table:table-cell table:style-name="ce80" table:formula="of:=SUM([.D4:.D22])" office:value-type="float" office:value="36000" calcext:value-type="float">
            <text:p>36.000,00</text:p>
          </table:table-cell>
          <table:table-cell table:style-name="ce73" table:formula="of:=[.C23]-[.D23]" office:value-type="float" office:value="0" calcext:value-type="float">
            <text:p>0,00</text:p>
          </table:table-cell>
          <table:table-cell table:style-name="ce80" table:formula="of:=SUM([.F4:.F22])" office:value-type="float" office:value="0" calcext:value-type="float">
            <text:p>0,00</text:p>
          </table:table-cell>
          <table:table-cell table:style-name="ce85" table:formula="of:=[.D23]-[.F23]" office:value-type="float" office:value="36000" calcext:value-type="float">
            <text:p>36.000,00</text:p>
          </table:table-cell>
        </table:table-row>
        <table:table-row table:style-name="ro1">
          <table:table-cell table:style-name="ce43"/>
          <table:table-cell table:style-name="ce59"/>
          <table:table-cell table:number-columns-repeated="2"/>
          <table:table-cell table:style-name="ce69"/>
          <table:table-cell/>
          <table:table-cell table:style-name="Default"/>
        </table:table-row>
        <table:table-row table:style-name="ro1">
          <table:table-cell table:style-name="ce43"/>
          <table:table-cell table:style-name="Default" table:number-columns-repeated="2"/>
          <table:table-cell/>
          <table:table-cell table:style-name="ce82" office:value-type="string" calcext:value-type="string">
            <text:p>Doğuş Toplam Kira Geliri</text:p>
          </table:table-cell>
          <table:table-cell table:style-name="Default"/>
          <table:table-cell table:style-name="ce88" table:formula="of:=[.G23]" office:value-type="float" office:value="36000" calcext:value-type="float">
            <text:p>36.000,00</text:p>
          </table:table-cell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5]*[.$F$26]" office:value-type="float" office:value="36000" calcext:value-type="float">
            <text:p>36.000,00</text:p>
          </table:table-cell>
        </table:table-row>
      </table:table>
      <table:table table:name="15 Tzgmrg" table:style-name="ta2">
        <table:table-column table:style-name="co8" table:default-cell-style-name="ce43"/>
        <table:table-column table:style-name="co9" table:default-cell-style-name="ce63"/>
        <table:table-column table:style-name="co3" table:default-cell-style-name="ce71"/>
        <table:table-column table:style-name="co10" table:default-cell-style-name="ce69"/>
        <table:table-column table:style-name="co11" table:default-cell-style-name="ce71"/>
        <table:table-column table:style-name="co6" table:default-cell-style-name="ce69"/>
        <table:table-column table:style-name="co7" table:default-cell-style-name="ce71"/>
        <table:table-row table:style-name="ro1" table:number-rows-repeated="2">
          <table:table-cell/>
          <table:table-cell table:style-name="ce57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uzgümrüğü kira </text:p>
          </table:table-cell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Default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ce69"/>
        </table:table-row>
        <table:table-row table:style-name="ro1">
          <table:table-cell table:style-name="ce44" office:value-type="string" calcext:value-type="string">
            <text:p>Tarih</text:p>
          </table:table-cell>
          <table:table-cell table:style-name="ce60" office:value-type="string" calcext:value-type="string">
            <text:p>Açıklama</text:p>
          </table:table-cell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Ödeme</text:p>
          </table:table-cell>
          <table:table-cell table:style-name="ce70" office:value-type="string" calcext:value-type="string">
            <text:p>Bakiye</text:p>
          </table:table-cell>
          <table:table-cell table:style-name="ce70" office:value-type="string" calcext:value-type="string">
            <text:p>Masraf</text:p>
          </table:table-cell>
          <table:table-cell table:style-name="ce70" office:value-type="string" calcext:value-type="string">
            <text:p>Kalan Kira</text:p>
          </table:table-cell>
        </table:table-row>
        <table:table-row table:style-name="ro1">
          <table:table-cell table:style-name="ce44"/>
          <table:table-cell table:style-name="ce60"/>
          <table:table-cell table:style-name="ce70" table:number-columns-repeated="5"/>
        </table:table-row>
        <table:table-row table:style-name="ro1">
          <table:table-cell table:style-name="ce49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49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61" office:value-type="string" calcext:value-type="string">
            <text:p>30-4-2021-22</text:p>
          </table:table-cell>
          <table:table-cell table:style-name="ce69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49" office:value-type="date" office:date-value="2021-04-20" calcext:value-type="date">
            <text:p>20.04.2021</text:p>
          </table:table-cell>
          <table:table-cell table:style-name="ce61" office:value-type="string" calcext:value-type="string">
            <text:p>Salih Kaymak</text:p>
          </table:table-cell>
          <table:table-cell/>
          <table:table-cell table:style-name="ce71"/>
          <table:table-cell table:formula="of:=[.E11]-[.D12]" office:value-type="float" office:value="0" calcext:value-type="float">
            <text:p>0,00</text:p>
          </table:table-cell>
          <table:table-cell table:style-name="ce7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49"/>
          <table:table-cell table:style-name="ce61"/>
          <table:table-cell/>
          <table:table-cell table:style-name="ce71"/>
          <table:table-cell table:formula="of:=[.E12]-[.D13]" office:value-type="float" office:value="0" calcext:value-type="float">
            <text:p>0,00</text:p>
          </table:table-cell>
          <table:table-cell table:style-name="ce7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53" office:value-type="date" office:date-value="2021-04-20" calcext:value-type="date">
            <text:p>20.04.2021</text:p>
          </table:table-cell>
          <table:table-cell table:style-name="ce62"/>
          <table:table-cell office:value-type="float" office:value="12000" calcext:value-type="float">
            <text:p>12.000,00</text:p>
          </table:table-cell>
          <table:table-cell table:style-name="ce72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71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49" office:value-type="date" office:date-value="2021-05-20" calcext:value-type="date">
            <text:p>20.05.2021</text:p>
          </table:table-cell>
          <table:table-cell table:style-name="ce61"/>
          <table:table-cell/>
          <table:table-cell table:style-name="ce71" office:value-type="float" office:value="1000" calcext:value-type="float">
            <text:p>1.000,00</text:p>
          </table:table-cell>
          <table:table-cell table:formula="of:=[.E14]-[.D15]" office:value-type="float" office:value="10000" calcext:value-type="float">
            <text:p>10.000,00</text:p>
          </table:table-cell>
          <table:table-cell table:style-name="ce71"/>
          <table:table-cell table:formula="of:=[.D15]-[.F15]" office:value-type="float" office:value="1000" calcext:value-type="float">
            <text:p>1.000,00</text:p>
          </table:table-cell>
        </table:table-row>
        <table:table-row table:style-name="ro1">
          <table:table-cell table:style-name="ce53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5]-[.D16]" office:value-type="float" office:value="9000" calcext:value-type="float">
            <text:p>9.000,00</text:p>
          </table:table-cell>
          <table:table-cell/>
          <table:table-cell table:formula="of:=[.D16]-[.F16]" office:value-type="float" office:value="1000" calcext:value-type="float">
            <text:p>1.000,00</text:p>
          </table:table-cell>
        </table:table-row>
        <table:table-row table:style-name="ro1">
          <table:table-cell table:style-name="ce49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6]-[.D17]" office:value-type="float" office:value="8000" calcext:value-type="float">
            <text:p>8.000,00</text:p>
          </table:table-cell>
          <table:table-cell/>
          <table:table-cell table:formula="of:=[.D17]-[.F17]" office:value-type="float" office:value="1000" calcext:value-type="float">
            <text:p>1.000,00</text:p>
          </table:table-cell>
        </table:table-row>
        <table:table-row table:style-name="ro1">
          <table:table-cell table:style-name="ce53" office:value-type="date" office:date-value="2021-08-20" calcext:value-type="date">
            <text:p>20.08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7]-[.D18]" office:value-type="float" office:value="7000" calcext:value-type="float">
            <text:p>7.000,00</text:p>
          </table:table-cell>
          <table:table-cell/>
          <table:table-cell table:formula="of:=[.D18]-[.F18]" office:value-type="float" office:value="1000" calcext:value-type="float">
            <text:p>1.000,00</text:p>
          </table:table-cell>
        </table:table-row>
        <table:table-row table:style-name="ro1">
          <table:table-cell table:style-name="ce49" office:value-type="date" office:date-value="2021-09-20" calcext:value-type="date">
            <text:p>20.09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8]-[.D19]" office:value-type="float" office:value="6000" calcext:value-type="float">
            <text:p>6.000,00</text:p>
          </table:table-cell>
          <table:table-cell/>
          <table:table-cell table:formula="of:=[.D19]-[.F19]" office:value-type="float" office:value="1000" calcext:value-type="float">
            <text:p>1.000,00</text:p>
          </table:table-cell>
        </table:table-row>
        <table:table-row table:style-name="ro1">
          <table:table-cell table:style-name="ce53" office:value-type="date" office:date-value="2021-10-20" calcext:value-type="date">
            <text:p>20.10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19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1000" calcext:value-type="float">
            <text:p>1.000,00</text:p>
          </table:table-cell>
        </table:table-row>
        <table:table-row table:style-name="ro1">
          <table:table-cell table:style-name="ce49" office:value-type="date" office:date-value="2021-11-20" calcext:value-type="date">
            <text:p>20.11.2021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E20]-[.D21]" office:value-type="float" office:value="4000" calcext:value-type="float">
            <text:p>4.000,00</text:p>
          </table:table-cell>
          <table:table-cell/>
          <table:table-cell table:formula="of:=[.D21]-[.F21]" office:value-type="float" office:value="1000" calcext:value-type="float">
            <text:p>1.000,00</text:p>
          </table:table-cell>
        </table:table-row>
        <table:table-row table:style-name="ro1">
          <table:table-cell table:style-name="ce53" office:value-type="date" office:date-value="2021-12-20" calcext:value-type="date">
            <text:p>20.12.2021</text:p>
          </table:table-cell>
          <table:table-cell office:value-type="string" calcext:value-type="string">
            <text:p>banka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E21]-[.D22]" office:value-type="float" office:value="3000" calcext:value-type="float">
            <text:p>3.000,00</text:p>
          </table:table-cell>
          <table:table-cell/>
          <table:table-cell table:formula="of:=[.D22]-[.F22]" office:value-type="float" office:value="1000" calcext:value-type="float">
            <text:p>1.00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59"/>
          <table:table-cell table:style-name="ce69"/>
          <table:table-cell table:number-columns-repeated="3"/>
          <table:table-cell table:style-name="ce69"/>
        </table:table-row>
        <table:table-row table:style-name="ro1">
          <table:table-cell/>
          <table:table-cell table:style-name="ce57" office:value-type="string" calcext:value-type="string">
            <text:p>Toplamlar</text:p>
          </table:table-cell>
          <table:table-cell table:style-name="ce80"/>
          <table:table-cell table:style-name="ce80" table:formula="of:=SUM([.D8:.D26])" office:value-type="float" office:value="10800" calcext:value-type="float">
            <text:p>10.800,00</text:p>
          </table:table-cell>
          <table:table-cell/>
          <table:table-cell table:style-name="ce80" table:formula="of:=SUM([.F12:.F26])" office:value-type="float" office:value="0" calcext:value-type="float">
            <text:p>0,00</text:p>
          </table:table-cell>
          <table:table-cell table:style-name="ce85" table:formula="of:=[.D27]-[.F27]" office:value-type="float" office:value="10800" calcext:value-type="float">
            <text:p>10.800,00</text:p>
          </table:table-cell>
        </table:table-row>
        <table:table-row table:style-name="ro1">
          <table:table-cell/>
          <table:table-cell table:style-name="ce59"/>
          <table:table-cell table:style-name="ce69"/>
          <table:table-cell/>
          <table:table-cell table:style-name="ce6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2" office:value-type="string" calcext:value-type="string">
            <text:p>Tuzgümrüğü Toplam Kira Geliri</text:p>
          </table:table-cell>
          <table:table-cell table:style-name="Default"/>
          <table:table-cell table:style-name="ce88" table:formula="of:=[.G27]" office:value-type="float" office:value="10800" calcext:value-type="float">
            <text:p>10.8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83"/>
          <table:table-cell table:style-name="Default"/>
          <table:table-cell table:style-name="ce88"/>
        </table:table-row>
        <table:table-row table:style-name="ro1">
          <table:table-cell table:style-name="ce55"/>
          <table:table-cell table:style-name="Default" table:number-columns-repeated="3"/>
          <table:table-cell table:style-name="ce83" office:value-type="string" calcext:value-type="string">
            <text:p>Hacı</text:p>
          </table:table-cell>
          <table:table-cell table:style-name="ce84" office:value-type="percentage" office:value="1" calcext:value-type="percentage">
            <text:p>%100,00</text:p>
          </table:table-cell>
          <table:table-cell table:style-name="ce80" table:formula="of:=[.G29]*[.$F$31]" office:value-type="float" office:value="10800" calcext:value-type="float">
            <text:p>10.8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44"/>
        <table:table-column table:style-name="co21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3">/2021/21.ods</text:span>/03 Tp</text:p>
          </table:table-cell>
          <table:table-cell table:style-name="ce169" table:formula="of:=['file:///media/m/438C5BC92CEF8C4E/deeppoo_pc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3">/2021/21dgs.ods</text:span>/15 Tzg</text:p>
          </table:table-cell>
          <table:table-cell table:style-name="ce169" table:formula="of:=['file:///media/m/438C5BC92CEF8C4E/deeppoo_pc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3">/2021/21.ods</text:span>/03 Tp</text:p>
          </table:table-cell>
          <table:table-cell table:style-name="ce169" table:formula="of:=['file:///media/m/438C5BC92CEF8C4E/deeppoo_pc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3">/2021/21.ods</text:span>/03 Tp</text:p>
          </table:table-cell>
          <table:table-cell table:style-name="ce169" table:formula="of:=['file:///media/m/438C5BC92CEF8C4E/deeppoo_pc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media/m/438C5BC92CEF8C4E/deeppoo_pc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3">/2021/21sny.ods</text:span>/10 sny</text:p>
          </table:table-cell>
          <table:table-cell table:style-name="ce169" table:formula="of:=['file:///media/m/438C5BC92CEF8C4E/deeppoo_pc/aa/hes2020/Account/2021/21sny.ods'#$'10 Sny'.G17]" office:value-type="float" office:value="0" calcext:value-type="float">
            <text:p>,00</text:p>
          </table:table-cell>
          <table:table-cell table:style-name="ce162"/>
          <table:table-cell table:style-name="ce164" table:formula="of:=[.F8]+[.D9]-[.E9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3">/2021/21dgs.ods</text:span>/14 Tzg</text:p>
          </table:table-cell>
          <table:table-cell table:style-name="ce169" table:formula="of:=[$'14 Dgs'.G26]" office:value-type="float" office:value="36000" calcext:value-type="float">
            <text:p>36.000,00</text:p>
          </table:table-cell>
          <table:table-cell table:style-name="ce162"/>
          <table:table-cell table:style-name="ce164" table:formula="of:=[.F9]+[.D10]-[.E10]" office:value-type="float" office:value="-63008.72" calcext:value-type="float">
            <text:p>-63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3">/2021/21dgs.ods</text:span>/14 dgs</text:p>
          </table:table-cell>
          <table:table-cell table:style-name="ce169" table:formula="of:=[$'15 Tzgmrg'.G31]" office:value-type="float" office:value="10800" calcext:value-type="float">
            <text:p>10.800,00</text:p>
          </table:table-cell>
          <table:table-cell table:style-name="ce162"/>
          <table:table-cell table:style-name="ce164" table:formula="of:=[.F10]+[.D11]-[.E11]" office:value-type="float" office:value="-52208.72" calcext:value-type="float">
            <text:p>-52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media/m/438C5BC92CEF8C4E/deeppoo_pc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52208.72" calcext:value-type="float">
            <text:p>-52.2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media/m/438C5BC92CEF8C4E/deeppoo_pc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3]+[.D14]-[.E14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4]+[.D15]-[.E15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5]+[.D16]-[.E16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16]+[.D17]-[.E17]" office:value-type="float" office:value="-52491.77" calcext:value-type="float">
            <text:p>-52.491,77</text:p>
          </table:table-cell>
        </table:table-row>
        <table:table-row table:style-name="ro2" table:number-rows-repeated="7">
          <table:table-cell table:style-name="ce90"/>
          <table:table-cell table:number-columns-repeated="4"/>
          <table:table-cell table:style-name="ce164"/>
        </table:table-row>
        <table:table-row table:style-name="ro2">
          <table:table-cell table:style-name="ce90"/>
          <table:table-cell table:number-columns-repeated="4"/>
          <table:table-cell table:style-name="ce164" table:formula="of:=[.F17]+[.D25]-[.E25]" office:value-type="float" office:value="-52491.77" calcext:value-type="float">
            <text:p>-52.491,77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52491.77" calcext:value-type="float">
            <text:p>-52.491,77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7]+[.D28]-[.E28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8]+[.D29]-[.E29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29]+[.D30]-[.E30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0]+[.D31]-[.E31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1]+[.D32]-[.E32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2]+[.D33]-[.E33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3]+[.D34]-[.E34]" office:value-type="float" office:value="-52491.77" calcext:value-type="float">
            <text:p>-52.491,77</text:p>
          </table:table-cell>
        </table:table-row>
        <table:table-row table:style-name="ro2">
          <table:table-cell table:style-name="ce90"/>
          <table:table-cell table:number-columns-repeated="4"/>
          <table:table-cell table:style-name="ce164" table:formula="of:=[.F34]+[.D35]-[.E35]" office:value-type="float" office:value="-52491.77" calcext:value-type="float">
            <text:p>-52.491,77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3" table:default-cell-style-name="ce105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83" table:formula="of:=[.C12]+[.C18]+[.C25]+[.C37]+[.C58]+[.C64]+[.C73]+[.C85]+[.C103]+[.C119]+[.C133]+[.C140]" office:value-type="float" office:value="230560" calcext:value-type="float">
            <text:p>230560</text:p>
          </table:table-cell>
          <table:table-cell table:style-name="ce83" table:formula="of:=[.D12]+[.D18]+[.D25]+[.D37]+[.D58]+[.D64]+[.D73]+[.D85]+[.D103]+[.D119]+[.D133]+[.D140]" office:value-type="float" office:value="187700" calcext:value-type="float">
            <text:p>187700</text:p>
          </table:table-cell>
          <table:table-cell table:style-name="ce83" table:formula="of:=[.E12]+[.E18]+[.E25]+[.E37]+[.E58]+[.E64]+[.E73]+[.E85]+[.E103]+[.E119]+[.E133]+[.E140]" office:value-type="float" office:value="143237.59" calcext:value-type="float">
            <text:p>143237,59</text:p>
          </table:table-cell>
          <table:table-cell/>
        </table:table-row>
        <table:table-row table:style-name="ro1">
          <table:table-cell table:number-columns-repeated="2"/>
          <table:table-cell table:style-name="ce102" office:value-type="string" calcext:value-type="string">
            <text:p>ödenecek</text:p>
          </table:table-cell>
          <table:table-cell table:style-name="ce106" office:value-type="string" calcext:value-type="string">
            <text:p>GİRİŞ</text:p>
          </table:table-cell>
          <table:table-cell table:style-name="ce106" office:value-type="string" calcext:value-type="string">
            <text:p>ÇIKIŞ</text:p>
          </table:table-cell>
          <table:table-cell table:style-name="ce106" office:value-type="string" calcext:value-type="string">
            <text:p>BAKİYE</text:p>
          </table:table-cell>
        </table:table-row>
        <table:table-row table:style-name="ro1">
          <table:table-cell/>
          <table:table-cell table:style-name="ce100" office:value-type="string" calcext:value-type="string">
            <text:p>- OCAK 2021</text:p>
          </table:table-cell>
          <table:table-cell table:style-name="ce102"/>
          <table:table-cell table:style-name="ce106" table:number-columns-repeated="3"/>
        </table:table-row>
        <table:table-row table:style-name="ro1">
          <table:table-cell table:style-name="ce90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90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90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90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90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90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90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90"/>
          <table:table-cell/>
          <table:table-cell table:style-name="ce83" table:formula="of:=SUM([.C5:.C11])" office:value-type="float" office:value="6000" calcext:value-type="float">
            <text:p>6000</text:p>
          </table:table-cell>
          <table:table-cell table:style-name="ce83" table:formula="of:=SUM([.D5:.D11])" office:value-type="float" office:value="6000" calcext:value-type="float">
            <text:p>6000</text:p>
          </table:table-cell>
          <table:table-cell table:style-name="ce83" table:formula="of:=SUM([.E5:.E11])" office:value-type="float" office:value="6143.79" calcext:value-type="float">
            <text:p>6143,79</text:p>
          </table:table-cell>
          <table:table-cell table:formula="of:=[.F11]" office:value-type="float" office:value="-143.79" calcext:value-type="float">
            <text:p>-143,79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ŞUBAT</text:p>
          </table:table-cell>
          <table:table-cell table:number-columns-repeated="3"/>
          <table:table-cell table:formula="of:=[.F12]+[.D13]-[.E13]" office:value-type="float" office:value="-143.79" calcext:value-type="float">
            <text:p>-143,79</text:p>
          </table:table-cell>
        </table:table-row>
        <table:table-row table:style-name="ro1">
          <table:table-cell table:style-name="ce90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3]+[.D14]-[.E14]" office:value-type="float" office:value="-1336.59" calcext:value-type="float">
            <text:p>-1.336,59</text:p>
          </table:table-cell>
        </table:table-row>
        <table:table-row table:style-name="ro1">
          <table:table-cell table:style-name="ce90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2338.59" calcext:value-type="float">
            <text:p>-2.338,59</text:p>
          </table:table-cell>
        </table:table-row>
        <table:table-row table:style-name="ro1">
          <table:table-cell table:style-name="ce90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5]+[.D16]-[.E16]" office:value-type="float" office:value="-3340.59" calcext:value-type="float">
            <text:p>-3.340,59</text:p>
          </table:table-cell>
        </table:table-row>
        <table:table-row table:style-name="ro1">
          <table:table-cell table:style-name="ce90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90"/>
          <table:table-cell/>
          <table:table-cell table:style-name="ce83" table:formula="of:=SUM([.C14:.C17])" office:value-type="float" office:value="2000" calcext:value-type="float">
            <text:p>2000</text:p>
          </table:table-cell>
          <table:table-cell table:style-name="ce83" table:formula="of:=SUM([.D14:.D17])" office:value-type="float" office:value="2000" calcext:value-type="float">
            <text:p>2000</text:p>
          </table:table-cell>
          <table:table-cell table:style-name="ce83" table:formula="of:=SUM([.E14:.E17])" office:value-type="float" office:value="3196.8" calcext:value-type="float">
            <text:p>3196,8</text:p>
          </table:table-cell>
          <table:table-cell table:formula="of:=[.F17]" office:value-type="float" office:value="-1340.59" calcext:value-type="float">
            <text:p>-1.340,59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MART</text:p>
          </table:table-cell>
          <table:table-cell table:number-columns-repeated="3"/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90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9]+[.D20]-[.E20]" office:value-type="float" office:value="409.41" calcext:value-type="float">
            <text:p>409,41</text:p>
          </table:table-cell>
        </table:table-row>
        <table:table-row table:style-name="ro1">
          <table:table-cell table:style-name="ce90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20]+[.D21]-[.E21]" office:value-type="float" office:value="-1340.59" calcext:value-type="float">
            <text:p>-1.340,59</text:p>
          </table:table-cell>
        </table:table-row>
        <table:table-row table:style-name="ro1">
          <table:table-cell table:style-name="ce90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1]+[.D22]-[.E22]" office:value-type="float" office:value="-2343.59" calcext:value-type="float">
            <text:p>-2.343,59</text:p>
          </table:table-cell>
        </table:table-row>
        <table:table-row table:style-name="ro1">
          <table:table-cell table:style-name="ce90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2]+[.D23]-[.E23]" office:value-type="float" office:value="-3346.59" calcext:value-type="float">
            <text:p>-3.346,59</text:p>
          </table:table-cell>
        </table:table-row>
        <table:table-row table:style-name="ro1">
          <table:table-cell table:style-name="ce90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3]+[.D24]-[.E24]" office:value-type="float" office:value="-1346.59" calcext:value-type="float">
            <text:p>-1.346,59</text:p>
          </table:table-cell>
        </table:table-row>
        <table:table-row table:style-name="ro1">
          <table:table-cell table:style-name="ce90"/>
          <table:table-cell/>
          <table:table-cell table:style-name="ce83" table:formula="of:=SUM([.C20:.C24])" office:value-type="float" office:value="3750" calcext:value-type="float">
            <text:p>3750</text:p>
          </table:table-cell>
          <table:table-cell table:style-name="ce83" table:formula="of:=SUM([.D20:.D24])" office:value-type="float" office:value="3750" calcext:value-type="float">
            <text:p>3750</text:p>
          </table:table-cell>
          <table:table-cell table:style-name="ce83" table:formula="of:=SUM([.E20:.E24])" office:value-type="float" office:value="3756" calcext:value-type="float">
            <text:p>3756</text:p>
          </table:table-cell>
          <table:table-cell table:formula="of:=[.F24]" office:value-type="float" office:value="-1346.59" calcext:value-type="float">
            <text:p>-1.346,59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NİSAN</text:p>
          </table:table-cell>
          <table:table-cell table:number-columns-repeated="3"/>
          <table:table-cell table:formula="of:=[.F25]+[.D26]-[.E26]" office:value-type="float" office:value="-1346.59" calcext:value-type="float">
            <text:p>-1.346,59</text:p>
          </table:table-cell>
        </table:table-row>
        <table:table-row table:style-name="ro1">
          <table:table-cell table:style-name="ce90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26]+[.D27]-[.E27]" office:value-type="float" office:value="4653.41" calcext:value-type="float">
            <text:p>4.653,41</text:p>
          </table:table-cell>
        </table:table-row>
        <table:table-row table:style-name="ro1">
          <table:table-cell table:style-name="ce90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7]+[.D28]-[.E28]" office:value-type="float" office:value="4653.41" calcext:value-type="float">
            <text:p>4.653,41</text:p>
          </table:table-cell>
        </table:table-row>
        <table:table-row table:style-name="ro1">
          <table:table-cell table:style-name="ce90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8]+[.D29]-[.E29]" office:value-type="float" office:value="3653.41" calcext:value-type="float">
            <text:p>3.653,41</text:p>
          </table:table-cell>
        </table:table-row>
        <table:table-row table:style-name="ro1">
          <table:table-cell table:style-name="ce90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9]+[.D30]-[.E30]" office:value-type="float" office:value="2153.41" calcext:value-type="float">
            <text:p>2.153,41</text:p>
          </table:table-cell>
        </table:table-row>
        <table:table-row table:style-name="ro1">
          <table:table-cell table:style-name="ce90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 office:value-type="float" office:value="3000" calcext:value-type="float">
            <text:p>300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30]+[.D31]-[.E31]" office:value-type="float" office:value="5153.41" calcext:value-type="float">
            <text:p>5.153,41</text:p>
          </table:table-cell>
        </table:table-row>
        <table:table-row table:style-name="ro1">
          <table:table-cell table:style-name="ce90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31]+[.D32]-[.E32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32]+[.D33]-[.E33]" office:value-type="float" office:value="5153.41" calcext:value-type="float">
            <text:p>5.153,41</text:p>
          </table:table-cell>
        </table:table-row>
        <table:table-row table:style-name="ro1">
          <table:table-cell table:style-name="ce90" office:value-type="date" office:date-value="2021-04-30" calcext:value-type="date">
            <text:p>30.04.2021</text:p>
          </table:table-cell>
          <table:table-cell office:value-type="string" calcext:value-type="string">
            <text:p>SnA yıkamacı aliden kira</text:p>
          </table:table-cell>
          <table:table-cell office:value-type="float" office:value="17500" calcext:value-type="float">
            <text:p>17500</text:p>
          </table:table-cell>
          <table:table-cell office:value-type="float" office:value="14500" calcext:value-type="float">
            <text:p>14.500,00</text:p>
          </table:table-cell>
          <table:table-cell/>
          <table:table-cell table:formula="of:=[.F33]+[.D34]-[.E34]" office:value-type="float" office:value="19653.41" calcext:value-type="float">
            <text:p>19.653,41</text:p>
          </table:table-cell>
        </table:table-row>
        <table:table-row table:style-name="ro1">
          <table:table-cell table:style-name="ce90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4]+[.D35]-[.E35]" office:value-type="float" office:value="20503.41" calcext:value-type="float">
            <text:p>20.503,41</text:p>
          </table:table-cell>
        </table:table-row>
        <table:table-row table:style-name="ro1">
          <table:table-cell table:style-name="ce90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5]+[.D36]-[.E36]" office:value-type="float" office:value="19653.41" calcext:value-type="float">
            <text:p>19.653,41</text:p>
          </table:table-cell>
        </table:table-row>
        <table:table-row table:style-name="ro1">
          <table:table-cell table:style-name="ce90"/>
          <table:table-cell/>
          <table:table-cell table:style-name="ce103" table:formula="of:=SUM([.C27:.C36])" office:value-type="float" office:value="26500" calcext:value-type="float">
            <text:p>26.500,00</text:p>
          </table:table-cell>
          <table:table-cell table:style-name="ce103" table:formula="of:=SUM([.D27:.D36])" office:value-type="float" office:value="24650" calcext:value-type="float">
            <text:p>24.650,00</text:p>
          </table:table-cell>
          <table:table-cell table:style-name="ce103" table:formula="of:=SUM([.E27:.E36])" office:value-type="float" office:value="3650" calcext:value-type="float">
            <text:p>3.650,00</text:p>
          </table:table-cell>
          <table:table-cell table:formula="of:=[.F36]" office:value-type="float" office:value="19653.41" calcext:value-type="float">
            <text:p>19.653,41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MAYIS</text:p>
          </table:table-cell>
          <table:table-cell table:number-columns-repeated="3"/>
          <table:table-cell table:formula="of:=[.F37]+[.D38]-[.E38]" office:value-type="float" office:value="19653.41" calcext:value-type="float">
            <text:p>19.653,41</text:p>
          </table:table-cell>
        </table:table-row>
        <table:table-row table:style-name="ro1">
          <table:table-cell table:style-name="ce90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8]+[.D39]-[.E39]" office:value-type="float" office:value="19153.41" calcext:value-type="float">
            <text:p>19.153,41</text:p>
          </table:table-cell>
        </table:table-row>
        <table:table-row table:style-name="ro1">
          <table:table-cell table:style-name="ce90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39]+[.D40]-[.E40]" office:value-type="float" office:value="19153.41" calcext:value-type="float">
            <text:p>19.153,41</text:p>
          </table:table-cell>
        </table:table-row>
        <table:table-row table:style-name="ro1">
          <table:table-cell table:style-name="ce90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40]+[.D41]-[.E41]" office:value-type="float" office:value="21153.41" calcext:value-type="float">
            <text:p>21.15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41]+[.D42]-[.E42]" office:value-type="float" office:value="22153.41" calcext:value-type="float">
            <text:p>22.15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42]+[.D43]-[.E43]" office:value-type="float" office:value="22153.41" calcext:value-type="float">
            <text:p>22.153,41</text:p>
          </table:table-cell>
        </table:table-row>
        <table:table-row table:style-name="ro1">
          <table:table-cell table:style-name="ce90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43]+[.D44]-[.E44]" office:value-type="float" office:value="23153.41" calcext:value-type="float">
            <text:p>23.15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90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5]+[.D46]-[.E46]" office:value-type="float" office:value="21443.41" calcext:value-type="float">
            <text:p>21.443,41</text:p>
          </table:table-cell>
        </table:table-row>
        <table:table-row table:style-name="ro1">
          <table:table-cell table:style-name="ce90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90" office:value-type="date" office:date-value="2021-04-30" calcext:value-type="date">
            <text:p>30.04.2021</text:p>
          </table:table-cell>
          <table:table-cell office:value-type="string" calcext:value-type="string">
            <text:p>SnA yıkamacı Ali kalan kira 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47]+[.D48]-[.E48]" office:value-type="float" office:value="24143.41" calcext:value-type="float">
            <text:p>24.14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table:style-name="ce101" office:value-type="string" calcext:value-type="string">
            <text:p>hurdacı kira <text:s text:c="27"/>6000</text:p>
          </table:table-cell>
          <table:table-cell table:number-columns-repeated="3"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49]+[.D50]-[.E50]" office:value-type="float" office:value="26893.41" calcext:value-type="float">
            <text:p>26.89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table:number-columns-repeated="3"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99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1]+[.D52]-[.E52]" office:value-type="float" office:value="27893.41" calcext:value-type="float">
            <text:p>27.89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52]+[.D53]-[.E53]" office:value-type="float" office:value="28743.41" calcext:value-type="float">
            <text:p>28.743,41</text:p>
          </table:table-cell>
        </table:table-row>
        <table:table-row table:style-name="ro1">
          <table:table-cell table:style-name="ce90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3"/>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90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4]+[.D55]-[.E55]" office:value-type="float" office:value="28893.41" calcext:value-type="float">
            <text:p>28.893,41</text:p>
          </table:table-cell>
        </table:table-row>
        <table:table-row table:style-name="ro1">
          <table:table-cell table:style-name="ce90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5]+[.D56]-[.E56]" office:value-type="float" office:value="27893.41" calcext:value-type="float">
            <text:p>27.893,41</text:p>
          </table:table-cell>
        </table:table-row>
        <table:table-row table:style-name="ro1">
          <table:table-cell table:style-name="ce90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56]+[.D57]-[.E57]" office:value-type="float" office:value="25883.41" calcext:value-type="float">
            <text:p>25.883,41</text:p>
          </table:table-cell>
        </table:table-row>
        <table:table-row table:style-name="ro1">
          <table:table-cell table:style-name="ce90"/>
          <table:table-cell/>
          <table:table-cell table:style-name="ce83" table:formula="of:=SUM([.C39:.C57])" office:value-type="float" office:value="7750" calcext:value-type="float">
            <text:p>7750</text:p>
          </table:table-cell>
          <table:table-cell table:style-name="ce83" table:formula="of:=SUM([.D39:.D57])" office:value-type="float" office:value="12900" calcext:value-type="float">
            <text:p>12900</text:p>
          </table:table-cell>
          <table:table-cell table:style-name="ce83" table:formula="of:=SUM([.E39:.E57])" office:value-type="float" office:value="6670" calcext:value-type="float">
            <text:p>6670</text:p>
          </table:table-cell>
          <table:table-cell table:formula="of:=[.F57]" office:value-type="float" office:value="25883.41" calcext:value-type="float">
            <text:p>25.883,41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HAZİRAN</text:p>
          </table:table-cell>
          <table:table-cell table:number-columns-repeated="3"/>
          <table:table-cell table:formula="of:=[.F58]+[.D59]-[.E59]" office:value-type="float" office:value="25883.41" calcext:value-type="float">
            <text:p>25.883,41</text:p>
          </table:table-cell>
        </table:table-row>
        <table:table-row table:style-name="ro1">
          <table:table-cell table:style-name="ce90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59]+[.D60]-[.E60]" office:value-type="float" office:value="27883.41" calcext:value-type="float">
            <text:p>27.883,41</text:p>
          </table:table-cell>
        </table:table-row>
        <table:table-row table:style-name="ro1">
          <table:table-cell table:style-name="ce90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0]+[.D61]-[.E61]" office:value-type="float" office:value="28883.41" calcext:value-type="float">
            <text:p>28.883,41</text:p>
          </table:table-cell>
        </table:table-row>
        <table:table-row table:style-name="ro1">
          <table:table-cell table:style-name="ce90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1]+[.D62]-[.E62]" office:value-type="float" office:value="30283.41" calcext:value-type="float">
            <text:p>30.283,41</text:p>
          </table:table-cell>
        </table:table-row>
        <table:table-row table:style-name="ro1">
          <table:table-cell table:style-name="ce90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2" calcext:value-type="float">
            <text:p>2.012,00</text:p>
          </table:table-cell>
          <table:table-cell table:formula="of:=[.F62]+[.D63]-[.E63]" office:value-type="float" office:value="28271.41" calcext:value-type="float">
            <text:p>28.271,41</text:p>
          </table:table-cell>
        </table:table-row>
        <table:table-row table:style-name="ro1">
          <table:table-cell table:number-columns-repeated="2"/>
          <table:table-cell table:style-name="ce83" table:formula="of:=SUM([.C60:.C63])" office:value-type="float" office:value="3000" calcext:value-type="float">
            <text:p>3000</text:p>
          </table:table-cell>
          <table:table-cell table:style-name="ce83" table:formula="of:=SUM([.D60:.D63])" office:value-type="float" office:value="4400" calcext:value-type="float">
            <text:p>4400</text:p>
          </table:table-cell>
          <table:table-cell table:style-name="ce83" table:formula="of:=SUM([.E60:.E63])" office:value-type="float" office:value="2012" calcext:value-type="float">
            <text:p>2012</text:p>
          </table:table-cell>
          <table:table-cell table:formula="of:=[.F63]" office:value-type="float" office:value="28271.41" calcext:value-type="float">
            <text:p>28.271,41</text:p>
          </table:table-cell>
        </table:table-row>
        <table:table-row table:style-name="ro1">
          <table:table-cell table:style-name="ce90"/>
          <table:table-cell table:style-name="ce83" office:value-type="string" calcext:value-type="string">
            <text:p>TEMMUZ</text:p>
          </table:table-cell>
          <table:table-cell table:number-columns-repeated="3"/>
          <table:table-cell table:formula="of:=[.F64]+[.D65]-[.E65]" office:value-type="float" office:value="28271.41" calcext:value-type="float">
            <text:p>28.271,41</text:p>
          </table:table-cell>
        </table:table-row>
        <table:table-row table:style-name="ro1">
          <table:table-cell table:style-name="ce90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.000,00</text:p>
          </table:table-cell>
          <table:table-cell/>
          <table:table-cell table:formula="of:=[.F65]+[.D66]-[.E66]" office:value-type="float" office:value="37271.41" calcext:value-type="float">
            <text:p>37.271,41</text:p>
          </table:table-cell>
        </table:table-row>
        <table:table-row table:style-name="ro1">
          <table:table-cell table:style-name="ce90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6]+[.D67]-[.E67]" office:value-type="float" office:value="38271.41" calcext:value-type="float">
            <text:p>38.271,41</text:p>
          </table:table-cell>
        </table:table-row>
        <table:table-row table:style-name="ro1">
          <table:table-cell table:style-name="ce90"/>
          <table:table-cell office:value-type="string" calcext:value-type="string">
            <text:p>mustafaya verilen tuzgümrüğü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67]+[.D68]-[.E68]" office:value-type="float" office:value="37271.41" calcext:value-type="float">
            <text:p>37.271,41</text:p>
          </table:table-cell>
        </table:table-row>
        <table:table-row table:style-name="ro1">
          <table:table-cell table:style-name="ce90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014" calcext:value-type="float">
            <text:p>2.014,00</text:p>
          </table:table-cell>
          <table:table-cell table:formula="of:=[.F68]+[.D69]-[.E69]" office:value-type="float" office:value="35257.41" calcext:value-type="float">
            <text:p>35.257,41</text:p>
          </table:table-cell>
        </table:table-row>
        <table:table-row table:style-name="ro1">
          <table:table-cell table:style-name="ce90"/>
          <table:table-cell office:value-type="string" calcext:value-type="string">
            <text:p>umut lastik-ön takım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F69]+[.D70]-[.E70]" office:value-type="float" office:value="30257.41" calcext:value-type="float">
            <text:p>30.257,41</text:p>
          </table:table-cell>
        </table:table-row>
        <table:table-row table:style-name="ro1">
          <table:table-cell table:style-name="ce90"/>
          <table:table-cell office:value-type="string" calcext:value-type="string">
            <text:p>kıbrıs masraf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0]+[.D71]-[.E71]" office:value-type="float" office:value="27257.41" calcext:value-type="float">
            <text:p>27.257,41</text:p>
          </table:table-cell>
        </table:table-row>
        <table:table-row table:style-name="ro1">
          <table:table-cell table:style-name="ce90"/>
          <table:table-cell office:value-type="string" calcext:value-type="string">
            <text:p>audi ön takım bakım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F71]+[.D72]-[.E72]" office:value-type="float" office:value="24257.41" calcext:value-type="float">
            <text:p>24.257,41</text:p>
          </table:table-cell>
        </table:table-row>
        <table:table-row table:style-name="ro1">
          <table:table-cell table:number-columns-repeated="2"/>
          <table:table-cell table:style-name="ce83" table:formula="of:=SUM([.C66:.C72])" office:value-type="float" office:value="15000" calcext:value-type="float">
            <text:p>15000</text:p>
          </table:table-cell>
          <table:table-cell table:style-name="ce83" table:formula="of:=SUM([.D66:.D72])" office:value-type="float" office:value="10000" calcext:value-type="float">
            <text:p>10000</text:p>
          </table:table-cell>
          <table:table-cell table:style-name="ce83" table:formula="of:=SUM([.E66:.E72])" office:value-type="float" office:value="14014" calcext:value-type="float">
            <text:p>14014</text:p>
          </table:table-cell>
          <table:table-cell table:formula="of:=[.F72]" office:value-type="float" office:value="24257.41" calcext:value-type="float">
            <text:p>24.257,41</text:p>
          </table:table-cell>
        </table:table-row>
        <table:table-row table:style-name="ro1">
          <table:table-cell/>
          <table:table-cell table:style-name="ce83" office:value-type="string" calcext:value-type="string">
            <text:p>AĞUSTOS</text:p>
          </table:table-cell>
          <table:table-cell table:number-columns-repeated="3"/>
          <table:table-cell table:formula="of:=[.F73]+[.D74]-[.E74]" office:value-type="float" office:value="24257.41" calcext:value-type="float">
            <text:p>24.257,41</text:p>
          </table:table-cell>
        </table:table-row>
        <table:table-row table:style-name="ro1">
          <table:table-cell table:style-name="ce90" office:value-type="date" office:date-value="2021-08-30" calcext:value-type="date">
            <text:p>30.08.2021</text:p>
          </table:table-cell>
          <table:table-cell office:value-type="string" calcext:value-type="string">
            <text:p>Tuzgümrüğü kira <text:s/>AĞUSTOS 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74]+[.D75]-[.E75]" office:value-type="float" office:value="25257.41" calcext:value-type="float">
            <text:p>25.257,41</text:p>
          </table:table-cell>
        </table:table-row>
        <table:table-row table:style-name="ro1">
          <table:table-cell table:style-name="ce90" office:value-type="date" office:date-value="2021-08-15" calcext:value-type="date">
            <text:p>15.08.2021</text:p>
          </table:table-cell>
          <table:table-cell office:value-type="string" calcext:value-type="string">
            <text:p>SnE emre aktaş 2021 Kira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75]+[.D76]-[.E76]" office:value-type="float" office:value="27257.41" calcext:value-type="float">
            <text:p>27.257,41</text:p>
          </table:table-cell>
        </table:table-row>
        <table:table-row table:style-name="ro1">
          <table:table-cell table:style-name="ce90" office:value-type="date" office:date-value="2021-08-19" calcext:value-type="date">
            <text:p>19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19000" calcext:value-type="float">
            <text:p>19.000,00</text:p>
          </table:table-cell>
          <table:table-cell/>
          <table:table-cell table:formula="of:=[.F76]+[.D77]-[.E77]" office:value-type="float" office:value="46257.41" calcext:value-type="float">
            <text:p>46.257,41</text:p>
          </table:table-cell>
        </table:table-row>
        <table:table-row table:style-name="ro1">
          <table:table-cell table:style-name="ce90" office:value-type="date" office:date-value="2021-08-20" calcext:value-type="date">
            <text:p>2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77]+[.D78]-[.E78]" office:value-type="float" office:value="51257.41" calcext:value-type="float">
            <text:p>51.257,41</text:p>
          </table:table-cell>
        </table:table-row>
        <table:table-row table:style-name="ro1">
          <table:table-cell table:style-name="ce90" office:value-type="date" office:date-value="2021-08-30" calcext:value-type="date">
            <text:p>30.08.2021</text:p>
          </table:table-cell>
          <table:table-cell office:value-type="string" calcext:value-type="string">
            <text:p>SnE emre aktaş burak ödeme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78]+[.D79]-[.E79]" office:value-type="float" office:value="55257.41" calcext:value-type="float">
            <text:p>55.257,41</text:p>
          </table:table-cell>
        </table:table-row>
        <table:table-row table:style-name="ro1">
          <table:table-cell/>
          <table:table-cell office:value-type="string" calcext:value-type="string">
            <text:p>yasemin umut</text:p>
          </table:table-cell>
          <table:table-cell/>
          <table:table-cell table:style-name="Default"/>
          <table:table-cell office:value-type="float" office:value="2216" calcext:value-type="float">
            <text:p>2.216,00</text:p>
          </table:table-cell>
          <table:table-cell table:formula="of:=[.F79]+[.D80]-[.E80]" office:value-type="float" office:value="53041.41" calcext:value-type="float">
            <text:p>53.041,41</text:p>
          </table:table-cell>
        </table:table-row>
        <table:table-row table:style-name="ro1">
          <table:table-cell table:style-name="ce90"/>
          <table:table-cell office:value-type="string" calcext:value-type="string">
            <text:p>Kum</text:p>
          </table:table-cell>
          <table:table-cell table:number-columns-repeated="2"/>
          <table:table-cell office:value-type="float" office:value="400" calcext:value-type="float">
            <text:p>400,00</text:p>
          </table:table-cell>
          <table:table-cell table:formula="of:=[.F80]+[.D81]-[.E81]" office:value-type="float" office:value="52641.41" calcext:value-type="float">
            <text:p>52.641,41</text:p>
          </table:table-cell>
        </table:table-row>
        <table:table-row table:style-name="ro1">
          <table:table-cell table:style-name="ce90"/>
          <table:table-cell office:value-type="string" calcext:value-type="string">
            <text:p>Sıva işçiliği pire mehmet 250 m2 9 x 200</text:p>
          </table:table-cell>
          <table:table-cell table:number-columns-repeated="2"/>
          <table:table-cell office:value-type="float" office:value="1800" calcext:value-type="float">
            <text:p>1.800,00</text:p>
          </table:table-cell>
          <table:table-cell table:formula="of:=[.F81]+[.D82]-[.E82]" office:value-type="float" office:value="50841.41" calcext:value-type="float">
            <text:p>50.841,41</text:p>
          </table:table-cell>
        </table:table-row>
        <table:table-row table:style-name="ro1">
          <table:table-cell table:style-name="ce90"/>
          <table:table-cell office:value-type="string" calcext:value-type="string">
            <text:p>Çimento kireç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82]+[.D83]-[.E83]" office:value-type="float" office:value="49841.41" calcext:value-type="float">
            <text:p>49.841,41</text:p>
          </table:table-cell>
        </table:table-row>
        <table:table-row table:style-name="ro1">
          <table:table-cell table:style-name="ce90"/>
          <table:table-cell office:value-type="string" calcext:value-type="string">
            <text:p>cam işçilik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83]+[.D84]-[.E84]" office:value-type="float" office:value="48991.41" calcext:value-type="float">
            <text:p>48.991,41</text:p>
          </table:table-cell>
        </table:table-row>
        <table:table-row table:style-name="ro1">
          <table:table-cell table:number-columns-repeated="2"/>
          <table:table-cell table:style-name="ce83" table:formula="of:=SUM([.C75:.C84])" office:value-type="float" office:value="31000" calcext:value-type="float">
            <text:p>31000</text:p>
          </table:table-cell>
          <table:table-cell table:style-name="ce83" table:formula="of:=SUM([.D75:.D84])" office:value-type="float" office:value="31000" calcext:value-type="float">
            <text:p>31000</text:p>
          </table:table-cell>
          <table:table-cell table:style-name="ce83" table:formula="of:=SUM([.E75:.E84])" office:value-type="float" office:value="6266" calcext:value-type="float">
            <text:p>6266</text:p>
          </table:table-cell>
          <table:table-cell table:formula="of:=[.F84]" office:value-type="float" office:value="48991.41" calcext:value-type="float">
            <text:p>48.991,41</text:p>
          </table:table-cell>
        </table:table-row>
        <table:table-row table:style-name="ro1">
          <table:table-cell/>
          <table:table-cell table:style-name="ce83" office:value-type="string" calcext:value-type="string">
            <text:p>EYLÜL</text:p>
          </table:table-cell>
          <table:table-cell table:style-name="ce83"/>
          <table:table-cell table:number-columns-repeated="2"/>
          <table:table-cell table:formula="of:=[.F85]+[.D86]-[.E86]" office:value-type="float" office:value="48991.41" calcext:value-type="float">
            <text:p>48.991,41</text:p>
          </table:table-cell>
        </table:table-row>
        <table:table-row table:style-name="ro1">
          <table:table-cell table:style-name="ce90" office:value-type="date" office:date-value="2021-07-30" calcext:value-type="date">
            <text:p>30.07.2021</text:p>
          </table:table-cell>
          <table:table-cell office:value-type="string" calcext:value-type="string">
            <text:p>Doğuş kira temmuz 14000 den kalan</text:p>
          </table:table-cell>
          <table:table-cell table:number-columns-repeated="3"/>
          <table:table-cell table:formula="of:=[.F86]+[.D87]-[.E87]" office:value-type="float" office:value="48991.41" calcext:value-type="float">
            <text:p>48.991,41</text:p>
          </table:table-cell>
        </table:table-row>
        <table:table-row table:style-name="ro1">
          <table:table-cell table:style-name="ce90" office:value-type="date" office:date-value="2021-09-07" calcext:value-type="date">
            <text:p>07.09.2021</text:p>
          </table:table-cell>
          <table:table-cell office:value-type="string" calcext:value-type="string">
            <text:p>adem duma doğuş kira</text:p>
          </table:table-cell>
          <table:table-cell table:style-name="ce83"/>
          <table:table-cell office:value-type="float" office:value="5000" calcext:value-type="float">
            <text:p>5.000,00</text:p>
          </table:table-cell>
          <table:table-cell/>
          <table:table-cell table:formula="of:=[.F87]+[.D88]-[.E88]" office:value-type="float" office:value="53991.41" calcext:value-type="float">
            <text:p>53.991,41</text:p>
          </table:table-cell>
        </table:table-row>
        <table:table-row table:style-name="ro1">
          <table:table-cell table:style-name="ce90" office:value-type="date" office:date-value="2021-09-30" calcext:value-type="date">
            <text:p>30.09.2021</text:p>
          </table:table-cell>
          <table:table-cell office:value-type="string" calcext:value-type="string">
            <text:p>Tuzgümrüğü kira</text:p>
          </table:table-cell>
          <table:table-cell table:style-name="ce104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88]+[.D89]-[.E89]" office:value-type="float" office:value="54991.41" calcext:value-type="float">
            <text:p>54.991,41</text:p>
          </table:table-cell>
        </table:table-row>
        <table:table-row table:style-name="ro1">
          <table:table-cell table:style-name="ce90" office:value-type="date" office:date-value="2021-09-01" calcext:value-type="date">
            <text:p>01.09.2021</text:p>
          </table:table-cell>
          <table:table-cell office:value-type="string" calcext:value-type="string">
            <text:p>Murat Çalışkan Lise Arkası kira ayşe + hacı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F89]+[.D90]-[.E90]" office:value-type="float" office:value="54991.41" calcext:value-type="float">
            <text:p>54.991,41</text:p>
          </table:table-cell>
        </table:table-row>
        <table:table-row table:style-name="ro1">
          <table:table-cell table:style-name="ce90" office:value-type="date" office:date-value="2021-08-30" calcext:value-type="date">
            <text:p>30.08.2021</text:p>
          </table:table-cell>
          <table:table-cell office:value-type="string" calcext:value-type="string">
            <text:p>SnB Mesut 2021 kira 8 aylık*3600 TL</text:p>
          </table:table-cell>
          <table:table-cell office:value-type="float" office:value="28800" calcext:value-type="float">
            <text:p>28800</text:p>
          </table:table-cell>
          <table:table-cell office:value-type="float" office:value="28800" calcext:value-type="float">
            <text:p>28.800,00</text:p>
          </table:table-cell>
          <table:table-cell/>
          <table:table-cell table:formula="of:=[.F90]+[.D91]-[.E91]" office:value-type="float" office:value="83791.41" calcext:value-type="float">
            <text:p>83.791,41</text:p>
          </table:table-cell>
        </table:table-row>
        <table:table-row table:style-name="ro1">
          <table:table-cell table:style-name="ce90"/>
          <table:table-cell office:value-type="string" calcext:value-type="string">
            <text:p>43200 TL kira 1200 TL teminat</text:p>
          </table:table-cell>
          <table:table-cell office:value-type="float" office:value="1200" calcext:value-type="float">
            <text:p>1200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F91]+[.D92]-[.E92]" office:value-type="float" office:value="84991.41" calcext:value-type="float">
            <text:p>84.991,41</text:p>
          </table:table-cell>
        </table:table-row>
        <table:table-row table:style-name="ro1">
          <table:table-cell table:style-name="ce90"/>
          <table:table-cell table:number-columns-repeated="4"/>
          <table:table-cell table:formula="of:=[.F92]+[.D93]-[.E93]" office:value-type="float" office:value="84991.41" calcext:value-type="float">
            <text:p>84.991,41</text:p>
          </table:table-cell>
        </table:table-row>
        <table:table-row table:style-name="ro1">
          <table:table-cell table:style-name="ce90" office:value-type="date" office:date-value="2021-09-07" calcext:value-type="date">
            <text:p>07.09.2021</text:p>
          </table:table-cell>
          <table:table-cell office:value-type="string" calcext:value-type="string">
            <text:p>Lise Arkası kira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3]+[.D94]-[.E94]" office:value-type="float" office:value="97991.41" calcext:value-type="float">
            <text:p>97.991,41</text:p>
          </table:table-cell>
        </table:table-row>
        <table:table-row table:style-name="ro1">
          <table:table-cell table:style-name="ce90"/>
          <table:table-cell office:value-type="string" calcext:value-type="string">
            <text:p>Lise Arkası kiradan aliye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94]+[.D95]-[.E95]" office:value-type="float" office:value="96991.41" calcext:value-type="float">
            <text:p>96.991,41</text:p>
          </table:table-cell>
        </table:table-row>
        <table:table-row table:style-name="ro1">
          <table:table-cell table:style-name="ce90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</text:p>
          </table:table-cell>
          <table:table-cell/>
          <table:table-cell office:value-type="float" office:value="13000" calcext:value-type="float">
            <text:p>13.000,00</text:p>
          </table:table-cell>
          <table:table-cell/>
          <table:table-cell table:formula="of:=[.F95]+[.D96]-[.E96]" office:value-type="float" office:value="109991.41" calcext:value-type="float">
            <text:p>109.991,41</text:p>
          </table:table-cell>
        </table:table-row>
        <table:table-row table:style-name="ro1">
          <table:table-cell table:style-name="ce90" office:value-type="date" office:date-value="2021-09-07" calcext:value-type="date">
            <text:p>07.09.2021</text:p>
          </table:table-cell>
          <table:table-cell office:value-type="string" calcext:value-type="string">
            <text:p>Lise Arkası kira ayşe havale</text:p>
          </table:table-cell>
          <table:table-cell table:number-columns-repeated="2"/>
          <table:table-cell office:value-type="float" office:value="13000" calcext:value-type="float">
            <text:p>13.000,00</text:p>
          </table:table-cell>
          <table:table-cell table:formula="of:=[.F96]+[.D97]-[.E97]" office:value-type="float" office:value="96991.41" calcext:value-type="float">
            <text:p>96.991,41</text:p>
          </table:table-cell>
        </table:table-row>
        <table:table-row table:style-name="ro1">
          <table:table-cell table:style-name="ce90" office:value-type="date" office:date-value="2021-09-07" calcext:value-type="date">
            <text:p>07.09.2021</text:p>
          </table:table-cell>
          <table:table-cell office:value-type="string" calcext:value-type="string">
            <text:p>Ayşe havale</text:p>
          </table:table-cell>
          <table:table-cell table:number-columns-repeated="2"/>
          <table:table-cell office:value-type="float" office:value="7000" calcext:value-type="float">
            <text:p>7.000,00</text:p>
          </table:table-cell>
          <table:table-cell table:formula="of:=[.F97]+[.D98]-[.E98]" office:value-type="float" office:value="89991.41" calcext:value-type="float">
            <text:p>89.991,41</text:p>
          </table:table-cell>
        </table:table-row>
        <table:table-row table:style-name="ro1">
          <table:table-cell table:style-name="ce90" office:value-type="date" office:date-value="2021-09-25" calcext:value-type="date">
            <text:p>25.09.2021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21000" calcext:value-type="float">
            <text:p>21.000,00</text:p>
          </table:table-cell>
          <table:table-cell table:formula="of:=[.F98]+[.D99]-[.E99]" office:value-type="float" office:value="68991.41" calcext:value-type="float">
            <text:p>68.991,41</text:p>
          </table:table-cell>
        </table:table-row>
        <table:table-row table:style-name="ro1">
          <table:table-cell table:style-name="ce90"/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09" calcext:value-type="float">
            <text:p>2.409,00</text:p>
          </table:table-cell>
          <table:table-cell table:formula="of:=[.F99]+[.D100]-[.E100]" office:value-type="float" office:value="66582.41" calcext:value-type="float">
            <text:p>66.582,41</text:p>
          </table:table-cell>
        </table:table-row>
        <table:table-row table:style-name="ro1">
          <table:table-cell/>
          <table:table-cell office:value-type="string" calcext:value-type="string">
            <text:p>SnA yıkamacı Aliye iade kira </text:p>
          </table:table-cell>
          <table:table-cell table:number-columns-repeated="2"/>
          <table:table-cell office:value-type="float" office:value="10700" calcext:value-type="float">
            <text:p>10.700,00</text:p>
          </table:table-cell>
          <table:table-cell table:formula="of:=[.F100]+[.D101]-[.E101]" office:value-type="float" office:value="55882.41" calcext:value-type="float">
            <text:p>55.882,41</text:p>
          </table:table-cell>
        </table:table-row>
        <table:table-row table:style-name="ro1">
          <table:table-cell/>
          <table:table-cell office:value-type="string" calcext:value-type="string">
            <text:p>SnA yıkamacı Fehmi Arat kira </text:p>
          </table:table-cell>
          <table:table-cell office:value-type="float" office:value="24000" calcext:value-type="float">
            <text:p>24000</text:p>
          </table:table-cell>
          <table:table-cell office:value-type="float" office:value="24000" calcext:value-type="float">
            <text:p>24.000,00</text:p>
          </table:table-cell>
          <table:table-cell/>
          <table:table-cell table:formula="of:=[.F101]+[.D102]-[.E102]" office:value-type="float" office:value="79882.41" calcext:value-type="float">
            <text:p>79.882,41</text:p>
          </table:table-cell>
        </table:table-row>
        <table:table-row table:style-name="ro1">
          <table:table-cell table:number-columns-repeated="2"/>
          <table:table-cell table:style-name="ce83" table:formula="of:=SUM([.C87:.C102])" office:value-type="float" office:value="68000" calcext:value-type="float">
            <text:p>68000</text:p>
          </table:table-cell>
          <table:table-cell table:style-name="ce83" table:formula="of:=SUM([.D87:.D102])" office:value-type="float" office:value="86000" calcext:value-type="float">
            <text:p>86000</text:p>
          </table:table-cell>
          <table:table-cell table:style-name="ce83" table:formula="of:=SUM([.E87:.E102])" office:value-type="float" office:value="55109" calcext:value-type="float">
            <text:p>55109</text:p>
          </table:table-cell>
          <table:table-cell table:formula="of:=[.F102]" office:value-type="float" office:value="79882.41" calcext:value-type="float">
            <text:p>79.882,41</text:p>
          </table:table-cell>
        </table:table-row>
        <table:table-row table:style-name="ro1">
          <table:table-cell/>
          <table:table-cell table:style-name="ce83" office:value-type="string" calcext:value-type="string">
            <text:p>EKİM</text:p>
          </table:table-cell>
          <table:table-cell table:number-columns-repeated="3"/>
          <table:table-cell table:formula="of:=[.F103]+[.D104]-[.E104]" office:value-type="float" office:value="79882.41" calcext:value-type="float">
            <text:p>79.882,41</text:p>
          </table:table-cell>
        </table:table-row>
        <table:table-row table:style-name="ro1">
          <table:table-cell table:style-name="ce90" office:value-type="date" office:date-value="2021-08-30" calcext:value-type="date">
            <text:p>30.08.2021</text:p>
          </table:table-cell>
          <table:table-cell office:value-type="string" calcext:value-type="string">
            <text:p>Doğuş <text:s/>Kira <text:s/>AĞUSTOS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104]+[.D105]-[.E105]" office:value-type="float" office:value="79882.41" calcext:value-type="float">
            <text:p>79.882,41</text:p>
          </table:table-cell>
        </table:table-row>
        <table:table-row table:style-name="ro1">
          <table:table-cell table:style-name="ce90" office:value-type="date" office:date-value="2021-09-30" calcext:value-type="date">
            <text:p>30.09.2021</text:p>
          </table:table-cell>
          <table:table-cell office:value-type="string" calcext:value-type="string">
            <text:p>Doğuş <text:s/>Kira <text:s/></text:p>
          </table:table-cell>
          <table:table-cell table:style-name="ce104" office:value-type="float" office:value="2000" calcext:value-type="float">
            <text:p>2000</text:p>
          </table:table-cell>
          <table:table-cell table:number-columns-repeated="2"/>
          <table:table-cell table:formula="of:=[.F105]+[.D106]-[.E106]" office:value-type="float" office:value="79882.41" calcext:value-type="float">
            <text:p>79.882,41</text:p>
          </table:table-cell>
        </table:table-row>
        <table:table-row table:style-name="ro1">
          <table:table-cell table:style-name="ce90" office:value-type="date" office:date-value="2021-10-03" calcext:value-type="date">
            <text:p>03.10.2021</text:p>
          </table:table-cell>
          <table:table-cell office:value-type="string" calcext:value-type="string">
            <text:p>doğuş kirada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formula="of:=[.F106]+[.D107]-[.E107]" office:value-type="float" office:value="83882.41" calcext:value-type="float">
            <text:p>83.882,4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formula="of:=[.F107]+[.D113]-[.E108]" office:value-type="float" office:value="83882.41" calcext:value-type="float">
            <text:p>83.882,41</text:p>
          </table:table-cell>
        </table:table-row>
        <table:table-row table:style-name="ro1">
          <table:table-cell table:style-name="ce90" office:value-type="date" office:date-value="2021-10-30" calcext:value-type="date">
            <text:p>30.10.2021</text:p>
          </table:table-cell>
          <table:table-cell office:value-type="string" calcext:value-type="string">
            <text:p>Tuzgümrüğü kira</text:p>
          </table:table-cell>
          <table:table-cell table:style-name="ce104" office:value-type="float" office:value="1000" calcext:value-type="float">
            <text:p>1000</text:p>
          </table:table-cell>
          <table:table-cell table:style-name="Default"/>
          <table:table-cell/>
          <table:table-cell table:formula="of:=[.F108]+[.D110]-[.E109]" office:value-type="float" office:value="84882.41" calcext:value-type="float">
            <text:p>84.882,41</text:p>
          </table:table-cell>
        </table:table-row>
        <table:table-row table:style-name="ro1">
          <table:table-cell table:style-name="ce90" office:value-type="date" office:date-value="2021-10-12" calcext:value-type="date">
            <text:p>12.10.2021</text:p>
          </table:table-cell>
          <table:table-cell office:value-type="string" calcext:value-type="string">
            <text:p>Tuzgümrüğü kiradan yeni işyerinde verdi</text:p>
          </table:table-cell>
          <table:table-cell table:style-name="ce104"/>
          <table:table-cell office:value-type="float" office:value="1000" calcext:value-type="float">
            <text:p>1.000,00</text:p>
          </table:table-cell>
          <table:table-cell/>
          <table:table-cell table:formula="of:=[.F109]+[.D110]-[.E110]" office:value-type="float" office:value="85882.41" calcext:value-type="float">
            <text:p>85.882,41</text:p>
          </table:table-cell>
        </table:table-row>
        <table:table-row table:style-name="ro1">
          <table:table-cell table:number-columns-repeated="5"/>
          <table:table-cell table:formula="of:=[.F110]+[.D111]-[.E111]" office:value-type="float" office:value="85882.41" calcext:value-type="float">
            <text:p>85.882,41</text:p>
          </table:table-cell>
        </table:table-row>
        <table:table-row table:style-name="ro1">
          <table:table-cell table:style-name="ce90" office:value-type="date" office:date-value="2021-10-25" calcext:value-type="date">
            <text:p>25.10.2021</text:p>
          </table:table-cell>
          <table:table-cell office:value-type="string" calcext:value-type="string">
            <text:p>yasemin umut</text:p>
          </table:table-cell>
          <table:table-cell table:number-columns-repeated="2"/>
          <table:table-cell office:value-type="float" office:value="2420" calcext:value-type="float">
            <text:p>2.420,00</text:p>
          </table:table-cell>
          <table:table-cell table:formula="of:=[.F111]+[.D112]-[.E112]" office:value-type="float" office:value="83462.41" calcext:value-type="float">
            <text:p>83.462,41</text:p>
          </table:table-cell>
        </table:table-row>
        <table:table-row table:style-name="ro1">
          <table:table-cell table:style-name="ce90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</text:p>
          </table:table-cell>
          <table:table-cell table:style-name="ce104" office:value-type="float" office:value="2000" calcext:value-type="float">
            <text:p>2000</text:p>
          </table:table-cell>
          <table:table-cell table:number-columns-repeated="2"/>
          <table:table-cell table:formula="of:=[.F112]+[.D113]-[.E113]" office:value-type="float" office:value="83462.41" calcext:value-type="float">
            <text:p>83.462,41</text:p>
          </table:table-cell>
        </table:table-row>
        <table:table-row table:style-name="ro1">
          <table:table-cell table:style-name="ce90" office:value-type="date" office:date-value="2021-10-30" calcext:value-type="date">
            <text:p>30.10.2021</text:p>
          </table:table-cell>
          <table:table-cell office:value-type="string" calcext:value-type="string">
            <text:p>doğuş <text:s/>Kira <text:s/>ödem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113]+[.D114]-[.E114]" office:value-type="float" office:value="85462.41" calcext:value-type="float">
            <text:p>85.462,41</text:p>
          </table:table-cell>
        </table:table-row>
        <table:table-row table:style-name="ro1">
          <table:table-cell table:style-name="ce90" office:value-type="date" office:date-value="2021-10-30" calcext:value-type="date">
            <text:p>30.10.2021</text:p>
          </table:table-cell>
          <table:table-cell office:value-type="string" calcext:value-type="string">
            <text:p>mesut deliduman senet **<text:span text:style-name="T2">ödenmedi</text:span></text:p>
          </table:table-cell>
          <table:table-cell office:value-type="float" office:value="14400" calcext:value-type="float">
            <text:p>14400</text:p>
          </table:table-cell>
          <table:table-cell table:style-name="Default"/>
          <table:table-cell/>
          <table:table-cell table:formula="of:=[.F114]+[.D115]-[.E115]" office:value-type="float" office:value="85462.41" calcext:value-type="float">
            <text:p>85.462,41</text:p>
          </table:table-cell>
        </table:table-row>
        <table:table-row table:style-name="ro1">
          <table:table-cell/>
          <table:table-cell office:value-type="string" calcext:value-type="string">
            <text:p>Selanik - kiracı mesutun senedi</text:p>
          </table:table-cell>
          <table:table-cell table:number-columns-repeated="3"/>
          <table:table-cell table:formula="of:=[.F115]+[.D116]-[.E116]" office:value-type="float" office:value="85462.41" calcext:value-type="float">
            <text:p>85.462,41</text:p>
          </table:table-cell>
        </table:table-row>
        <table:table-row table:style-name="ro1">
          <table:table-cell table:style-name="ce90" office:value-type="date" office:date-value="2021-10-12" calcext:value-type="date">
            <text:p>12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4000" calcext:value-type="float">
            <text:p>4.000,00</text:p>
          </table:table-cell>
          <table:table-cell table:formula="of:=[.F116]+[.D117]-[.E117]" office:value-type="float" office:value="81462.41" calcext:value-type="float">
            <text:p>81.462,41</text:p>
          </table:table-cell>
        </table:table-row>
        <table:table-row table:style-name="ro1">
          <table:table-cell table:style-name="ce90" office:value-type="date" office:date-value="2021-10-13" calcext:value-type="date">
            <text:p>13.10.2021</text:p>
          </table:table-cell>
          <table:table-cell office:value-type="string" calcext:value-type="string">
            <text:p>pervinin hesaba yatan selanik kredisi</text:p>
          </table:table-cell>
          <table:table-cell table:number-columns-repeated="2"/>
          <table:table-cell office:value-type="float" office:value="36000" calcext:value-type="float">
            <text:p>36.000,00</text:p>
          </table:table-cell>
          <table:table-cell table:formula="of:=[.F117]+[.D118]-[.E118]" office:value-type="float" office:value="45462.41" calcext:value-type="float">
            <text:p>45.462,41</text:p>
          </table:table-cell>
        </table:table-row>
        <table:table-row table:style-name="ro1">
          <table:table-cell table:number-columns-repeated="2"/>
          <table:table-cell table:style-name="ce83" table:formula="of:=SUM([.C105:.C118])" office:value-type="float" office:value="21400" calcext:value-type="float">
            <text:p>21400</text:p>
          </table:table-cell>
          <table:table-cell table:style-name="ce83" table:formula="of:=SUM([.D105:.D118])" office:value-type="float" office:value="7000" calcext:value-type="float">
            <text:p>7000</text:p>
          </table:table-cell>
          <table:table-cell table:style-name="ce83" table:formula="of:=SUM([.E105:.E118])" office:value-type="float" office:value="42420" calcext:value-type="float">
            <text:p>42420</text:p>
          </table:table-cell>
          <table:table-cell/>
        </table:table-row>
        <table:table-row table:style-name="ro1">
          <table:table-cell/>
          <table:table-cell table:style-name="ce83" office:value-type="string" calcext:value-type="string">
            <text:p>KASIM</text:p>
          </table:table-cell>
          <table:table-cell table:number-columns-repeated="3"/>
          <table:table-cell table:formula="of:=[.F118]" office:value-type="float" office:value="45462.41" calcext:value-type="float">
            <text:p>45.462,41</text:p>
          </table:table-cell>
        </table:table-row>
        <table:table-row table:style-name="ro1">
          <table:table-cell table:style-name="ce90" office:value-type="date" office:date-value="2021-11-30" calcext:value-type="date">
            <text:p>30.11.2021</text:p>
          </table:table-cell>
          <table:table-cell office:value-type="string" calcext:value-type="string">
            <text:p>Doğuş <text:s/>Kira <text:s/></text:p>
          </table:table-cell>
          <table:table-cell table:style-name="ce104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20]+[.D121]-[.E121]" office:value-type="float" office:value="47462.41" calcext:value-type="float">
            <text:p>47.462,41</text:p>
          </table:table-cell>
        </table:table-row>
        <table:table-row table:style-name="ro1">
          <table:table-cell table:style-name="ce90" office:value-type="date" office:date-value="2021-11-30" calcext:value-type="date">
            <text:p>30.11.2021</text:p>
          </table:table-cell>
          <table:table-cell office:value-type="string" calcext:value-type="string">
            <text:p>Tuzgümrüğü kira SANAYİDE VERDİ</text:p>
          </table:table-cell>
          <table:table-cell table:style-name="ce104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21]+[.D122]-[.E122]" office:value-type="float" office:value="48462.41" calcext:value-type="float">
            <text:p>48.462,41</text:p>
          </table:table-cell>
        </table:table-row>
        <table:table-row table:style-name="ro1">
          <table:table-cell table:style-name="ce90" office:value-type="date" office:date-value="2021-11-30" calcext:value-type="date">
            <text:p>30.11.2021</text:p>
          </table:table-cell>
          <table:table-cell office:value-type="string" calcext:value-type="string">
            <text:p>SnCD Ali Demirel BANKAYA YATAN</text:p>
          </table:table-cell>
          <table:table-cell office:value-type="float" office:value="43160" calcext:value-type="float">
            <text:p>43160</text:p>
          </table:table-cell>
          <table:table-cell office:value-type="float" office:value="43160" calcext:value-type="float">
            <text:p>43.160,00</text:p>
          </table:table-cell>
          <table:table-cell/>
          <table:table-cell table:formula="of:=[.F122]+[.D123]-[.E123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3]+[.D124]-[.E124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4]+[.D125]-[.E125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5]+[.D126]-[.E126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6]+[.D127]-[.E127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7]+[.D128]-[.E128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8]+[.D129]-[.E129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29]+[.D130]-[.E130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0]+[.D131]-[.E131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5"/>
          <table:table-cell table:formula="of:=[.F131]+[.D132]-[.E132]" office:value-type="float" office:value="91622.41" calcext:value-type="float">
            <text:p>91.622,41</text:p>
          </table:table-cell>
        </table:table-row>
        <table:table-row table:style-name="ro1">
          <table:table-cell table:number-columns-repeated="2"/>
          <table:table-cell table:style-name="ce83" table:formula="of:=SUM([.C121:.C132])" office:value-type="float" office:value="46160" calcext:value-type="float">
            <text:p>46160</text:p>
          </table:table-cell>
          <table:table-cell table:style-name="ce83" table:formula="of:=SUM([.D131:.D131])" office:value-type="float" office:value="0" calcext:value-type="float">
            <text:p>0</text:p>
          </table:table-cell>
          <table:table-cell table:style-name="ce83" table:formula="of:=SUM([.E131:.E131])" office:value-type="float" office:value="0" calcext:value-type="float">
            <text:p>0</text:p>
          </table:table-cell>
          <table:table-cell table:formula="of:=[.F132]" office:value-type="float" office:value="91622.41" calcext:value-type="float">
            <text:p>91.622,41</text:p>
          </table:table-cell>
        </table:table-row>
        <table:table-row table:style-name="ro1">
          <table:table-cell/>
          <table:table-cell table:style-name="ce83" office:value-type="string" calcext:value-type="string">
            <text:p>ARALIK</text:p>
          </table:table-cell>
          <table:table-cell table:number-columns-repeated="3"/>
          <table:table-cell table:formula="of:=[.F133]+[.D134]-[.E134]" office:value-type="float" office:value="91622.41" calcext:value-type="float">
            <text:p>91.622,41</text:p>
          </table:table-cell>
        </table:table-row>
        <table:table-row table:style-name="ro1">
          <table:table-cell table:style-name="ce90" office:value-type="date" office:date-value="2021-12-30" calcext:value-type="date">
            <text:p>30.12.2021</text:p>
          </table:table-cell>
          <table:table-cell office:value-type="string" calcext:value-type="string">
            <text:p>Doğuş <text:s/>Kira <text:s/></text:p>
          </table:table-cell>
          <table:table-cell table:style-name="ce104"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34]+[.D135]-[.E135]" office:value-type="float" office:value="93622.41" calcext:value-type="float">
            <text:p>93.622,41</text:p>
          </table:table-cell>
        </table:table-row>
        <table:table-row table:style-name="ro1">
          <table:table-cell table:style-name="ce90" office:value-type="date" office:date-value="2021-12-30" calcext:value-type="date">
            <text:p>30.12.2021</text:p>
          </table:table-cell>
          <table:table-cell office:value-type="string" calcext:value-type="string">
            <text:p>Tuzgümrüğü kira</text:p>
          </table:table-cell>
          <table:table-cell table:style-name="ce104"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135]+[.D136]-[.E136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6]+[.D137]-[.E137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7]+[.D138]-[.E138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8]+[.D139]-[.E139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5"/>
          <table:table-cell table:formula="of:=[.F139]+[.D140]-[.E140]" office:value-type="float" office:value="94622.41" calcext:value-type="float">
            <text:p>94.622,41</text:p>
          </table:table-cell>
        </table:table-row>
        <table:table-row table:style-name="ro1">
          <table:table-cell table:number-columns-repeated="2"/>
          <table:table-cell table:style-name="ce83" table:formula="of:=SUM([.C135:.C140])" office:value-type="float" office:value="3000" calcext:value-type="float">
            <text:p>3000</text:p>
          </table:table-cell>
          <table:table-cell table:style-name="ce83" table:formula="of:=SUM([.D135:.D140])" office:value-type="float" office:value="3000" calcext:value-type="float">
            <text:p>3000</text:p>
          </table:table-cell>
          <table:table-cell table:style-name="ce83" table:formula="of:=SUM([.E135:.E140])" office:value-type="float" office:value="0" calcext:value-type="float">
            <text:p>0</text:p>
          </table:table-cell>
          <table:table-cell table:formula="of:=[.F139]" office:value-type="float" office:value="94622.41" calcext:value-type="float">
            <text:p>94.622,41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media/m/438C5BC92CEF8C4E/deeppoo_pc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40" office:value-type="float" office:value="-78419.17">
            <text:p>-78419.17</text:p>
          </table:table-cell>
        </table:table-row>
      </table:table>
      <table:table table:name="'file:///media/m/438C5BC92CEF8C4E/deeppoo_pc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40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40" office:value-type="float" office:value="0">
            <text:p>0</text:p>
          </table:table-cell>
        </table:table-row>
      </table:table>
      <table:table table:name="'file:///media/m/438C5BC92CEF8C4E/deeppoo_pc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40" office:value-type="float" office:value="0">
            <text:p>0</text:p>
          </table:table-cell>
        </table:table-row>
      </table:table>
      <table:table table:name="'file:///media/m/438C5BC92CEF8C4E/deeppoo_pc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40" office:value-type="float" office:value="-20695.8">
            <text:p>-20695.8</text:p>
          </table:table-cell>
        </table:table-row>
      </table:table>
      <table:table table:name="'file:///media/m/438C5BC92CEF8C4E/deeppoo_pc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40" office:value-type="float" office:value="0">
            <text:p>0</text:p>
          </table:table-cell>
        </table:table-row>
      </table:table>
      <table:table table:name="'file:///media/m/438C5BC92CEF8C4E/deeppoo_pc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/>
      </table:table>
      <table:table table:name="'file:///media/m/438C5BC92CEF8C4E/deeppoo_pc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3T14:22:01.888726750</dc:date>
    <meta:editing-duration>P3DT18H26M1S</meta:editing-duration>
    <meta:editing-cycles>156</meta:editing-cycles>
    <meta:generator>LibreOffice/7.2.5.2$Linux_X86_64 LibreOffice_project/20$Build-2</meta:generator>
    <meta:document-statistic meta:table-count="4" meta:cell-count="739" meta:object-count="0"/>
  </office:meta>
</office:document-meta>
</file>